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MessageHandlerMethodFactoryTests.customArgumentResol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ampleBean.customArgumentResolver( Locale loca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MessageHandlerMethodFactoryTests.validate( Object target , Errors error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efaultMessageHandlerMethodFactoryTests.supports( Class &lt; ? &gt; clazz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MessageHandlerMethodFactoryTests.customConversionServiceFailu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ampleBean.simpleString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ustomHandlerMethodArgumentResolver.resolveArgument( MethodParameter parameter , Message &lt; ? &gt;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MessageHandlerMethodFactoryTests.createInsta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efaultMessageHandlerMethodFactoryTests.assertMethodInvocation( SampleBean bean , String method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MessageHandlerMethodFactoryTests.getListenerMethod( String methodName , Class &lt; ? &gt; ... parameterTyp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ampleBean.payloadValidation( @ Payload @ Validated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MessageHandlerMethodFactoryTests.customConver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DefaultMessageHandlerMethodFactoryTests.noValidationByDefaul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efaultMessageHandlerMethodFactoryTests.overrideArgumentResolv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DefaultMessageHandlerMethodFactoryTests.customValidation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DefaultMessageHandlerMethodFactoryTests.createInvocableHandlerMethod( DefaultMessageHandlerMethodFactory factory , String methodName , Class &lt; ? &gt; ... parameterTyp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ustomHandlerMethodArgumentResolver.supportsParameter( MethodParameter parame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MessageHandlerMethodFactoryTests.customMessageConverterFailu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